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82cm"/>
    </style:style>
    <style:style style:name="gr2" style:family="graphic" style:parent-style-name="standard">
      <style:graphic-properties draw:stroke="solid" svg:stroke-color="#333333" draw:fill="none" draw:textarea-horizontal-align="justify" draw:textarea-vertical-align="middle" draw:auto-grow-height="true" fo:min-height="0cm" fo:min-width="0cm" fo:wrap-option="wrap"/>
    </style:style>
    <style:style style:name="gr3" style:family="graphic" style:parent-style-name="objectwithoutfill">
      <style:graphic-properties draw:stroke="solid" svg:stroke-color="#333333"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svg:stroke-color="#33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27cm"/>
    </style:style>
    <style:style style:name="P1" style:family="paragraph">
      <style:text-properties fo:font-family="Arial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82cm" svg:height="0.645cm" svg:x="1.2cm" svg:y="1.255cm">
          <draw:text-box>
            <text:p><text:span text:style-name="T1">Arrival of New Item</text:span></text:p>
          </draw:text-box>
        </draw:frame>
        <draw:custom-shape draw:style-name="gr2" draw:text-style-name="P3" xml:id="id16" draw:id="id16" draw:layer="layout" svg:width="1.556cm" svg:height="0.913cm" svg:x="1.444cm" svg:y="2.4cm">
          <text:p text:style-name="P2"><text:span text:style-name="T1">Beg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" draw:id="id1" draw:layer="layout" svg:width="7.705cm" svg:height="1.29cm" svg:x="1.395cm" svg:y="6.4cm">
          <text:p text:style-name="P2"><text:span text:style-name="T1">Is package / bund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" draw:id="id2" draw:layer="layout" svg:width="8.365cm" svg:height="1.434cm" svg:x="2.035cm" svg:y="8.766cm">
          <text:p text:style-name="P2"><text:span text:style-name="T1">Use the package form to record each item's necessary information into the syste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3" draw:id="id3" draw:layer="layout" svg:width="6.577cm" svg:height="1.43cm" svg:x="11.523cm" svg:y="6.87cm">
          <text:p text:style-name="P2"><text:span text:style-name="T1">Record item's necessary information into the syste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3" draw:layer="layout" draw:line-skew="-0.179cm" svg:x1="5.248cm" svg:y1="7.69cm" svg:x2="6.218cm" svg:y2="8.766cm" draw:start-shape="id1" draw:start-glue-point="6" draw:end-shape="id2" draw:end-glue-point="5" svg:d="M5248 7690v360h970v716">
          <text:p text:style-name="P2"><text:span text:style-name="T1">Yes</text:span></text:p>
        </draw:connector>
        <draw:connector draw:style-name="gr3" draw:text-style-name="P3" draw:layer="layout" svg:x1="9.1cm" svg:y1="7.045cm" svg:x2="12.18cm" svg:y2="7.585cm" draw:start-shape="id1" draw:start-glue-point="7" draw:end-shape="id3" draw:end-glue-point="6" svg:d="M9100 7045h1211v540h1869">
          <text:p text:style-name="P2"><text:span text:style-name="T1">No</text:span></text:p>
        </draw:connector>
        <draw:custom-shape draw:style-name="gr2" draw:text-style-name="P3" xml:id="id7" draw:id="id7" draw:layer="layout" svg:width="5.5cm" svg:height="1.434cm" svg:x="7.1cm" svg:y="15.2cm">
          <text:p text:style-name="P2"><text:span text:style-name="T1">Set/Update ownership of the item in the syste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6" draw:id="id6" draw:layer="layout" svg:width="3.7cm" svg:height="1.308cm" svg:x="6.4cm" svg:y="12.899cm">
          <text:p text:style-name="P2"><text:span text:style-name="T1">Distribute item/s to its respective own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3" xml:id="id5" draw:id="id5" draw:layer="layout" svg:width="3.634cm" svg:height="1.039cm" svg:x="2.4cm" svg:y="15.4cm">
          <text:p text:style-name="P2"><text:span text:style-name="T1">Distribute item/s to its respective own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5.339cm" svg:height="1.289cm" svg:x="1.561cm" svg:y="11.6cm">
          <text:p text:style-name="P2"><text:span text:style-name="T1">Is reques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draw:line-skew="-0.4cm" svg:x1="5.365cm" svg:y1="10.2cm" svg:x2="4.231cm" svg:y2="11.6cm" draw:start-shape="id2" draw:start-glue-point="7" draw:end-shape="id4" draw:end-glue-point="4" svg:d="M5365 10200v300h-1134v1100">
          <text:p/>
        </draw:connector>
        <draw:connector draw:style-name="gr4" draw:text-style-name="P3" draw:layer="layout" draw:line-skew="0.75cm" svg:x1="14.812cm" svg:y1="8.3cm" svg:x2="4.231cm" svg:y2="11.6cm" draw:start-shape="id3" draw:start-glue-point="8" draw:end-shape="id4" draw:end-glue-point="4" svg:d="M14812 8300v2400h-10581v900">
          <text:p/>
        </draw:connector>
        <draw:connector draw:style-name="gr3" draw:text-style-name="P3" draw:layer="layout" draw:line-skew="-0.144cm" svg:x1="4.231cm" svg:y1="12.889cm" svg:x2="4.217cm" svg:y2="15.4cm" draw:start-shape="id4" draw:start-glue-point="6" draw:end-shape="id5" draw:end-glue-point="4" svg:d="M4231 12889v1111h-14v1400">
          <text:p text:style-name="P2"><text:span text:style-name="T1">Yes</text:span></text:p>
        </draw:connector>
        <draw:connector draw:style-name="gr4" draw:text-style-name="P3" draw:layer="layout" draw:line-skew="-0.204cm" svg:x1="8.25cm" svg:y1="14.207cm" svg:x2="4.217cm" svg:y2="15.4cm" draw:start-shape="id6" draw:start-glue-point="6" draw:end-shape="id5" draw:end-glue-point="4" svg:d="M8250 14207v393h-4033v800">
          <text:p/>
        </draw:connector>
        <draw:connector draw:style-name="gr4" draw:text-style-name="P3" draw:layer="layout" svg:x1="6.034cm" svg:y1="15.92cm" svg:x2="7.65cm" svg:y2="15.917cm" draw:start-shape="id5" draw:start-glue-point="7" draw:end-shape="id7" draw:end-glue-point="6" svg:d="M6034 15920h534v-3h1082">
          <text:p/>
        </draw:connector>
        <draw:custom-shape draw:style-name="gr2" draw:text-style-name="P3" xml:id="id8" draw:id="id8" draw:layer="layout" svg:width="3.209cm" svg:height="1.039cm" svg:x="11.091cm" svg:y="11.7cm">
          <text:p text:style-name="P2"><text:span text:style-name="T1">Keep the item in the storage roo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6.9cm" svg:y1="12.245cm" svg:x2="11.091cm" svg:y2="12.22cm" draw:start-shape="id4" draw:start-glue-point="7" draw:end-shape="id8" draw:end-glue-point="5" svg:d="M6900 12245h2095v-25h2096">
          <text:p text:style-name="P2"><text:span text:style-name="T1">No</text:span></text:p>
        </draw:connector>
        <draw:connector draw:style-name="gr4" draw:text-style-name="P3" draw:layer="layout" draw:line-skew="0cm 5.605cm -0.198cm" svg:x1="12.696cm" svg:y1="12.739cm" svg:x2="4.231cm" svg:y2="11.6cm" draw:start-shape="id8" draw:start-glue-point="6" draw:end-shape="id4" draw:end-glue-point="4" svg:d="M12696 12739v501h1904v-2340h-10369v700">
          <text:p/>
        </draw:connector>
        <draw:custom-shape draw:style-name="gr2" draw:text-style-name="P3" xml:id="id9" draw:id="id9" draw:layer="layout" svg:width="6.3cm" svg:height="3.652cm" svg:x="1cm" svg:y="20.209cm">
          <text:p text:style-name="P2"><text:span text:style-name="T1">Is malfunctioning or has problem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svg:x1="9.29cm" svg:y1="16.634cm" svg:x2="4.15cm" svg:y2="20.209cm" draw:start-shape="id7" draw:start-glue-point="7" draw:end-shape="id9" draw:end-glue-point="4" svg:d="M9290 16634v1788h-5140v1787">
          <text:p/>
        </draw:connector>
        <draw:custom-shape draw:style-name="gr2" draw:text-style-name="P3" xml:id="id10" draw:id="id10" draw:layer="layout" svg:width="2.064cm" svg:height="0.812cm" svg:x="2cm" svg:y="25.088cm">
          <text:p text:style-name="P2"><text:span text:style-name="T1">For repai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3" draw:layer="layout" svg:x1="4.15cm" svg:y1="23.861cm" svg:x2="3.032cm" svg:y2="25.088cm" draw:start-shape="id9" draw:start-glue-point="6" draw:end-shape="id10" draw:end-glue-point="4" svg:d="M4150 23861v614h-1118v613">
          <text:p text:style-name="P2"><text:span text:style-name="T1">Yes</text:span></text:p>
        </draw:connector>
        <draw:custom-shape draw:style-name="gr2" draw:text-style-name="P3" xml:id="id11" draw:id="id11" draw:layer="layout" svg:width="4.961cm" svg:height="2.865cm" svg:x="8.839cm" svg:y="18.501cm">
          <text:p text:style-name="P2"><text:span text:style-name="T1">Is ownership chang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7.3cm" svg:y1="22.035cm" svg:x2="8.839cm" svg:y2="19.934cm" draw:start-shape="id9" draw:end-shape="id11" draw:end-glue-point="5" svg:d="M7300 22035h770v-2101h769">
          <text:p text:style-name="P2"><text:span text:style-name="T1">No</text:span></text:p>
        </draw:connector>
        <draw:custom-shape draw:style-name="gr2" draw:text-style-name="P3" xml:id="id12" draw:id="id12" draw:layer="layout" svg:width="0.945cm" svg:height="0.913cm" svg:x="10.894cm" svg:y="22.865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svg:x1="11.32cm" svg:y1="21.366cm" svg:x2="11.367cm" svg:y2="22.865cm" draw:start-shape="id11" draw:start-glue-point="6" draw:end-shape="id12" draw:end-glue-point="4" svg:d="M11320 21366v749h47v750">
          <text:p text:style-name="P2"><text:span text:style-name="T1">Yes</text:span></text:p>
        </draw:connector>
        <draw:custom-shape draw:style-name="gr2" draw:text-style-name="P3" xml:id="id13" draw:id="id13" draw:layer="layout" svg:width="1cm" svg:height="0.913cm" svg:x="1.8cm" svg:y="13.5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draw:line-skew="-0.106cm" svg:x1="2.3cm" svg:y1="14.413cm" svg:x2="4.217cm" svg:y2="15.4cm" draw:start-shape="id13" draw:start-glue-point="8" draw:end-shape="id5" draw:end-glue-point="4" svg:d="M2300 14413v387h1917v600">
          <text:p/>
        </draw:connector>
        <draw:custom-shape draw:style-name="gr2" draw:text-style-name="P3" xml:id="id15" draw:id="id15" draw:layer="layout" svg:width="1.047cm" svg:height="0.913cm" svg:x="15.553cm" svg:y="19.5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4" draw:id="id14" draw:layer="layout" svg:width="1.047cm" svg:height="0.913cm" svg:x="2.5cm" svg:y="16.787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3.024cm" svg:y1="17.7cm" svg:x2="4.15cm" svg:y2="20.209cm" draw:start-shape="id14" draw:start-glue-point="8" draw:end-shape="id9" draw:end-glue-point="4" svg:d="M3024 17700v1254h1126v1255">
          <text:p/>
        </draw:connector>
        <draw:connector draw:style-name="gr3" draw:text-style-name="P3" draw:layer="layout" svg:x1="13.8cm" svg:y1="19.934cm" svg:x2="15.553cm" svg:y2="19.956cm" draw:start-shape="id11" draw:start-glue-point="7" draw:end-shape="id15" draw:end-glue-point="6" svg:d="M13800 19934h876v22h877">
          <text:p text:style-name="P2"><text:span text:style-name="T1">No</text:span></text:p>
        </draw:connector>
        <draw:custom-shape draw:style-name="gr2" draw:text-style-name="P3" xml:id="id17" draw:id="id17" draw:layer="layout" svg:width="5.1cm" svg:height="0.646cm" svg:x="2.7cm" svg:y="4.454cm">
          <text:p text:style-name="P2"><text:span text:style-name="T1">Unbox / unpack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3" draw:layer="layout" draw:line-skew="-0.138cm" svg:x1="2.222cm" svg:y1="3.313cm" svg:x2="5.25cm" svg:y2="4.454cm" draw:start-shape="id16" draw:start-glue-point="6" draw:end-shape="id17" draw:end-glue-point="4" svg:d="M2222 3313v432h3028v709">
          <text:p/>
        </draw:connector>
        <draw:connector draw:style-name="gr4" draw:text-style-name="P3" draw:layer="layout" svg:x1="5.25cm" svg:y1="5.1cm" svg:x2="5.248cm" svg:y2="6.4cm" draw:start-shape="id17" draw:start-glue-point="6" draw:end-shape="id1" draw:end-glue-point="4" svg:d="M5250 5100v651h-2v649">
          <text:p/>
        </draw:connector>
      </draw:page>
      <draw:page draw:name="page2" draw:style-name="dp1" draw:master-page-name="Default">
        <draw:custom-shape draw:style-name="gr2" draw:text-style-name="P3" xml:id="id21" draw:id="id21" draw:layer="layout" svg:width="1.556cm" svg:height="0.913cm" svg:x="1.844cm" svg:y="3.8cm">
          <text:p text:style-name="P2"><text:span text:style-name="T1">Beg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7" draw:id="id27" draw:layer="layout" svg:width="1.251cm" svg:height="0.913cm" svg:x="14.1cm" svg:y="12.8cm">
          <text:p text:style-name="P2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1" draw:layer="layout" svg:width="6.327cm" svg:height="0.645cm" svg:x="1.145cm" svg:y="1.055cm">
          <draw:text-box>
            <text:p><text:span text:style-name="T1">Equipment Repair Process Flowchart</text:span></text:p>
          </draw:text-box>
        </draw:frame>
        <draw:custom-shape draw:style-name="gr2" draw:text-style-name="P3" xml:id="id18" draw:id="id18" draw:layer="layout" svg:width="5.382cm" svg:height="1.289cm" svg:x="5.9cm" svg:y="8.5cm">
          <text:p text:style-name="P2"><text:span text:style-name="T1">Is repairabl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2" draw:id="id22" draw:layer="layout" svg:width="8.9cm" svg:height="1.433cm" svg:x="1.4cm" svg:y="5.667cm">
          <text:p text:style-name="P2"><text:span text:style-name="T1">Concerned department / office for repairing pulls-out the item from its respective own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19" draw:id="id19" draw:layer="layout" svg:width="2.305cm" svg:height="0.645cm" svg:x="5.495cm" svg:y="11.1cm">
          <text:p text:style-name="P2"><text:span text:style-name="T1">Repair i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line-skew="-0.208cm" svg:x1="8.591cm" svg:y1="9.789cm" svg:x2="6.648cm" svg:y2="11.1cm" draw:start-shape="id18" draw:start-glue-point="6" draw:end-shape="id19" draw:end-glue-point="4" svg:d="M8591 9789v447h-1943v864">
          <text:p text:style-name="P2"><text:span text:style-name="T1">Yes</text:span></text:p>
        </draw:connector>
        <draw:custom-shape draw:style-name="gr2" draw:text-style-name="P3" xml:id="id20" draw:id="id20" draw:layer="layout" svg:width="2.031cm" svg:height="0.812cm" svg:x="1.6cm" svg:y="2.2cm">
          <text:p text:style-name="P2"><text:span text:style-name="T1">For repai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3" draw:layer="layout" svg:x1="2.616cm" svg:y1="3.012cm" svg:x2="2.622cm" svg:y2="3.8cm" draw:start-shape="id20" draw:start-glue-point="6" draw:end-shape="id21" draw:end-glue-point="4" svg:d="M2616 3012v394h6v394">
          <text:p/>
        </draw:connector>
        <draw:connector draw:style-name="gr4" draw:text-style-name="P3" draw:layer="layout" draw:line-skew="-0.189cm" svg:x1="2.622cm" svg:y1="4.713cm" svg:x2="5.85cm" svg:y2="5.667cm" draw:start-shape="id21" draw:start-glue-point="6" draw:end-shape="id22" draw:end-glue-point="4" svg:d="M2622 4713v287h3228v667">
          <text:p/>
        </draw:connector>
        <draw:custom-shape draw:style-name="gr2" draw:text-style-name="P3" xml:id="id23" draw:id="id23" draw:layer="layout" svg:width="6cm" svg:height="1.43cm" svg:x="12cm" svg:y="5.67cm">
          <text:p text:style-name="P2"><text:span text:style-name="T1">Change ownership and status of the item in the syste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3" draw:layer="layout" svg:x1="10.3cm" svg:y1="6.384cm" svg:x2="12.6cm" svg:y2="6.385cm" draw:start-shape="id22" draw:start-glue-point="7" draw:end-shape="id23" draw:end-glue-point="6" svg:d="M10300 6384h851v1h1449">
          <text:p/>
        </draw:connector>
        <draw:custom-shape draw:style-name="gr2" draw:text-style-name="P3" xml:id="id24" draw:id="id24" draw:layer="layout" svg:width="2.403cm" svg:height="0.645cm" svg:x="1.897cm" svg:y="8.355cm">
          <text:p text:style-name="P2"><text:span text:style-name="T1">Assess i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line-skew="-0.1cm" svg:x1="15cm" svg:y1="7.1cm" svg:x2="3.099cm" svg:y2="8.355cm" draw:start-shape="id23" draw:start-glue-point="8" draw:end-shape="id24" draw:end-glue-point="4" svg:d="M15000 7100v528h-11901v727">
          <text:p/>
        </draw:connector>
        <draw:connector draw:style-name="gr4" draw:text-style-name="P3" draw:layer="layout" svg:x1="4.3cm" svg:y1="8.678cm" svg:x2="5.9cm" svg:y2="9.145cm" draw:start-shape="id24" draw:start-glue-point="7" draw:end-shape="id18" draw:end-glue-point="5" svg:d="M4300 8678h800v467h800">
          <text:p/>
        </draw:connector>
        <draw:connector draw:style-name="gr3" draw:text-style-name="P3" draw:layer="layout" svg:x1="11.282cm" svg:y1="9.145cm" svg:x2="13.458cm" svg:y2="8.623cm" draw:start-shape="id18" draw:start-glue-point="7" draw:end-shape="id25" draw:end-glue-point="5" svg:d="M11282 9145h1089v-522h1087">
          <text:p text:style-name="P2"><text:span text:style-name="T1">No</text:span></text:p>
        </draw:connector>
        <draw:custom-shape draw:style-name="gr2" draw:text-style-name="P3" xml:id="id25" draw:id="id25" draw:layer="layout" svg:width="2.542cm" svg:height="0.645cm" svg:x="13.458cm" svg:y="8.3cm">
          <text:p text:style-name="P2"><text:span text:style-name="T1">Dispose i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6" draw:id="id26" draw:layer="layout" svg:width="7.131cm" svg:height="1.036cm" svg:x="11.169cm" svg:y="10.3cm">
          <text:p text:style-name="P2"><text:span text:style-name="T1">Update status of the item in the syste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3" draw:layer="layout" svg:x1="14.729cm" svg:y1="8.945cm" svg:x2="14.735cm" svg:y2="10.3cm" draw:start-shape="id25" draw:start-glue-point="6" draw:end-shape="id26" draw:end-glue-point="5" svg:d="M14729 8945v678h6v677">
          <text:p/>
        </draw:connector>
        <draw:connector draw:style-name="gr4" draw:text-style-name="P3" draw:layer="layout" svg:x1="14.735cm" svg:y1="11.336cm" svg:x2="14.726cm" svg:y2="12.8cm" draw:start-shape="id26" draw:start-glue-point="8" draw:end-shape="id27" draw:end-glue-point="4" svg:d="M14735 11336v732h-9v732">
          <text:p/>
        </draw:connector>
        <draw:custom-shape draw:style-name="gr2" draw:text-style-name="P3" xml:id="id28" draw:id="id28" draw:layer="layout" svg:width="4.744cm" svg:height="1.43cm" svg:x="1.256cm" svg:y="12.77cm">
          <text:p text:style-name="P2"><text:span text:style-name="T1">Prepare item for return to original own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29" draw:id="id29" draw:layer="layout" svg:width="5.694cm" svg:height="1.43cm" svg:x="6.9cm" svg:y="13.4cm">
          <text:p text:style-name="P2"><text:span text:style-name="T1">Update ownership and status of the item in the syste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3" draw:layer="layout" draw:line-skew="-0.123cm" svg:x1="6.648cm" svg:y1="11.745cm" svg:x2="3.628cm" svg:y2="12.77cm" draw:start-shape="id19" draw:start-glue-point="6" draw:end-shape="id28" draw:end-glue-point="4" svg:d="M6648 11745v390h-3020v635">
          <text:p/>
        </draw:connector>
        <draw:connector draw:style-name="gr4" draw:text-style-name="P3" draw:layer="layout" draw:line-skew="0.149cm" svg:x1="6cm" svg:y1="13.485cm" svg:x2="7.469cm" svg:y2="14.115cm" draw:start-shape="id28" draw:start-glue-point="7" draw:end-shape="id29" draw:end-glue-point="6" svg:d="M6000 13485h600v630h869">
          <text:p/>
        </draw:connector>
        <draw:connector draw:style-name="gr4" draw:text-style-name="P3" draw:layer="layout" draw:line-skew="-0.262cm" svg:x1="9.167cm" svg:y1="14.83cm" svg:x2="3.784cm" svg:y2="15.844cm" draw:start-shape="id29" draw:start-glue-point="7" draw:end-shape="id30" draw:end-glue-point="4" svg:d="M9167 14830v246h-5383v768">
          <text:p/>
        </draw:connector>
        <draw:custom-shape draw:style-name="gr2" draw:text-style-name="P3" xml:id="id30" draw:id="id30" draw:layer="layout" svg:width="3.168cm" svg:height="1.804cm" svg:x="2.2cm" svg:y="15.844cm">
          <text:p text:style-name="P2"><text:span text:style-name="T1">Distribute item to its respective own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5T13:25:36.690021000</meta:creation-date>
    <dc:date>2014-06-18T07:48:17</dc:date>
    <meta:editing-duration>PT6H54M16S</meta:editing-duration>
    <meta:editing-cycles>14</meta:editing-cycles>
    <meta:generator>OpenOffice/4.1.0$Unix OpenOffice.org_project/410m18$Build-9764</meta:generator>
    <dc:creator>System Developer</dc:creator>
    <meta:document-statistic meta:object-count="62"/>
  </office:meta>
</office:document-meta>
</file>